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GRenderer.stop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VGRenderer.SVG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VGRenderer.writeSVGFile( int pageNu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VGRenderer.getCurrentOutputStream( int page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VGRenderer.renderPage( PageViewport pageView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VGRender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Renderer.startRenderer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